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ertowSockJsIntegrationTests.createXhrTrans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dertowSockJsIntegrationTests.createWebSocketTran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SockJsIntegrationTests.createWebSocketTes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TestConfig.upgrade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SockJsIntegrationTests.upgradeStrategy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